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Text_20_body">
      <style:paragraph-properties fo:margin-top="0in" fo:margin-bottom="0in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font-name="Times New Roman" fo:font-size="12pt" fo:language="en" fo:country="US" style:text-underline-style="none" style:font-name-asian="Times New Roman" style:font-size-asian="18pt" style:font-name-complex="Times New Roman" style:font-size-complex="12pt" style:language-complex="ar" style:country-complex="SA" style:font-weight-complex="bold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Introduction</text:h>
      <text:p text:style-name="P12">There is a need for something for tiny nodes, that uses a single message instead of datagrams and configuration. This allows getting getting the information with a bare minimum of support at the requested node end, so long as the requesting node can be sure to handle it.</text:p>
      <text:p text:style-name="P12"/>
      <text:p text:style-name="P12">See the larger description in the ACDI TN, which should be copied here too. <text:s/>But note that SNII they can exist independently, which needs to be handled too.</text:p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Cross-link to ACDI is important. </text:p>
      <text:h text:style-name="Heading_20_1" text:outline-level="1">Draft notes</text:h>
      <text:p text:style-name="P12"><text:span text:style-name="T4">Handling a second request while sending </text:span><text:span text:style-name="T5">the</text:span><text:span text:style-name="T4"> first. <text:s/>Directed, so CAN priority doesn't really help. <text:s/>Just reject (which kind) and have upstream resend the request, if you can't hold onto the request until it happens again.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<text:s/>1 Introduction<text:tab/>1</text:p>
          <text:p text:style-name="P9"><text:s/>2 Annotations to the Standard<text:tab/>1</text:p>
          <text:p text:style-name="P10"><text:s/>2.1 Introduction<text:tab/>1</text:p>
          <text:p text:style-name="P10"><text:s/>2.2 Intended Use<text:tab/>1</text:p>
          <text:p text:style-name="P10"><text:s/>2.3 Reference and Context<text:tab/>1</text:p>
          <text:p text:style-name="P9"><text:s/>3 Draft notes<text:tab/>1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Technical Note</text:p>
      </style:header>
      <style:footer>
        <text:tracked-changes>
          <text:changed-region xml:id="ct401946192" text:id="ct401946192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401942032" text:id="ct401942032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401946192"/><text:change-start text:change-id="ct401942032"/><text:span text:style-name="Page_20_Number"><text:span text:style-name="MT2">2</text:span></text:span><text:change-end text:change-id="ct40194203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2"><text:page-count style:num-format="1">1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2-06-15T11:49:48.99">Jun 15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878057952" text:id="ct878057952">
            <text:insertion>
              <office:change-info>
                <dc:creator>Bob Jacobsen</dc:creator>
                <dc:date>2012-06-08T15:19:00</dc:date>
              </office:change-info>
            </text:insertion>
          </text:changed-region>
          <text:changed-region xml:id="ct878058048" text:id="ct878058048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878057616" text:id="ct878057616">
            <text:deletion>
              <office:change-info>
                <dc:creator>Bob Jacobsen</dc:creator>
                <dc:date>2012-06-08T15:19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878057952"/>Simple Node I<text:change-end text:change-id="ct878057952"/><text:change-start text:change-id="ct878058048"/>nformation Protocol<text:change-end text:change-id="ct878058048"/><text:change text:change-id="ct87805761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6-15T11:49:48.99">Jun 15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313854128" text:id="ct313854128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313853344" text:id="ct313853344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313854128"/><text:change-start text:change-id="ct313853344"/><text:span text:style-name="Page_20_Number"><text:span text:style-name="MT2">2</text:span></text:span><text:change-end text:change-id="ct313853344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1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2-06-15T11:49:48.99">Jun 15, 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69</meta:editing-cycles>
    <meta:editing-duration>PT12H2M8S</meta:editing-duration>
    <meta:generator>OpenOffice.org/3.3$Unix OpenOffice.org_project/330m20$Build-9567</meta:generator>
    <dc:date>2012-06-15T11:49:49</dc:date>
    <dc:creator>Bob Jacobsen</dc:creator>
    <meta:document-statistic meta:table-count="1" meta:image-count="1" meta:object-count="0" meta:page-count="1" meta:paragraph-count="29" meta:word-count="243" meta:character-count="1471"/>
    <meta:user-defined meta:name="Info 1"/>
    <meta:user-defined meta:name="Info 2"/>
    <meta:user-defined meta:name="Info 3"/>
    <meta:user-defined meta:name="Info 4"/>
  </office:meta>
</office:document-meta>
</file>